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es" fo:country="ES" officeooo:rsid="0004363a" officeooo:paragraph-rsid="0004363a"/>
    </style:style>
    <style:style style:name="P2" style:family="paragraph" style:parent-style-name="Standard">
      <style:text-properties style:font-name="Arial" fo:language="es" fo:country="ES" officeooo:rsid="000558a4" officeooo:paragraph-rsid="000558a4"/>
    </style:style>
    <style:style style:name="P3" style:family="paragraph" style:parent-style-name="Standard">
      <style:text-properties style:font-name="Arial" fo:language="es" fo:country="ES" style:text-underline-style="solid" style:text-underline-width="auto" style:text-underline-color="font-color" officeooo:rsid="0007df22" officeooo:paragraph-rsid="0007df22"/>
    </style:style>
    <style:style style:name="P4" style:family="paragraph" style:parent-style-name="Standard">
      <style:text-properties style:font-name="Arial" fo:language="es" fo:country="ES" style:text-underline-style="none" officeooo:rsid="000597ec" officeooo:paragraph-rsid="000597ec"/>
    </style:style>
    <style:style style:name="P5" style:family="paragraph" style:parent-style-name="Standard">
      <style:text-properties style:font-name="Arial" fo:language="es" fo:country="ES" style:text-underline-style="none" officeooo:rsid="000597ec" officeooo:paragraph-rsid="00071e03"/>
    </style:style>
    <style:style style:name="P6" style:family="paragraph" style:parent-style-name="Standard">
      <style:text-properties officeooo:paragraph-rsid="000558a4"/>
    </style:style>
    <style:style style:name="T1" style:family="text">
      <style:text-properties officeooo:rsid="000558a4"/>
    </style:style>
    <style:style style:name="T2" style:family="text">
      <style:text-properties style:font-name="Arial" fo:language="es" fo:country="ES" officeooo:rsid="000558a4"/>
    </style:style>
    <style:style style:name="T3" style:family="text">
      <style:text-properties officeooo:rsid="00071e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LIDAR</text:p>
      <text:p text:style-name="P1"/>
      <text:p text:style-name="P2">Nombre y apellidos solo números.</text:p>
      <text:p text:style-name="P2">DNI</text:p>
      <text:p text:style-name="P2">Género que no venga vacío</text:p>
      <text:p text:style-name="P6"><text:span text:style-name="T2">Email</text:span></text:p>
      <text:p text:style-name="P6"><text:span text:style-name="T2">Teléfono</text:span></text:p>
      <text:p text:style-name="P4">Bondad: Numérico</text:p>
      <text:p text:style-name="P4">Dinero: Máximo 102€</text:p>
      <text:p text:style-name="P5"><text:span text:style-name="T1">Textarea: </text:span><text:span text:style-name="T3">Máximo X caracteres</text:span></text:p>
      <text:p text:style-name="P5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1-20T21:32:55.196000000</dc:date>
    <meta:editing-duration>PT12H13M3S</meta:editing-duration>
    <meta:editing-cycles>7</meta:editing-cycles>
    <meta:document-statistic meta:table-count="0" meta:image-count="0" meta:object-count="0" meta:page-count="1" meta:paragraph-count="9" meta:word-count="23" meta:character-count="144" meta:non-whitespace-character-count="130"/>
  </office:meta>
</office:document-meta>
</file>